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çon Capteurs électrochimique :</text:p>
      <text:p text:style-name="Standard"/>
      <text:p text:style-name="Standard">Matériel pour la préparation et la leçon</text:p>
      <text:p text:style-name="Standard"/>
      <text:list xml:id="list7635186961132734313" text:style-name="L1">
        <text:list-item>
          <text:p text:style-name="P1">Pile Daniell, résistance et multimètre.</text:p>
          <text:p text:style-name="P1">Demander s'il est possible de s'assurer de la concentration en Zn2+ et Cu2+ des solutions dans la pile, pour faire une mesure en direct de la F.E.M à vide et comparer à la valeur théorique, obtenue avec Nernst.</text:p>
        </text:list-item>
      </text:list>
      <text:p text:style-name="Standard"/>
      <text:list xml:id="list5133029360981192304" text:style-name="L2">
        <text:list-item>
          <text:p text:style-name="P2">Solution de nitrate d'argent à 10^-2 mol.L-1 (précise) pour vérification de la Loi de Nernst,</text:p>
          <text:p text:style-name="P2">électrode d'argent, électrode au calomel saturé (ou chlorure d'argent) avec garde</text:p>
        </text:list-item>
      </text:list>
      <text:p text:style-name="Standard"/>
      <text:list xml:id="list5359010427612427350" text:style-name="L3">
        <text:list-item>
          <text:p text:style-name="P3">Verrerie spécifique :</text:p>
          <text:p text:style-name="P3">- pipettes jaugées de 5 et 10 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2T15:10:26.88</meta:creation-date>
    <meta:document-statistic meta:table-count="0" meta:image-count="0" meta:object-count="0" meta:page-count="1" meta:paragraph-count="8" meta:word-count="97" meta:character-count="554"/>
    <dc:date>2018-11-02T18:41:48.18</dc:date>
    <meta:editing-duration>PT45M59S</meta:editing-duration>
    <meta:editing-cycles>1</meta:editing-cycles>
    <meta:generator>OpenOffice/4.1.1$Win32 OpenOffice.org_project/411m6$Build-9775</meta:generator>
  </office:meta>
</office:document-meta>
</file>